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7.85cm" fo:min-width="17.9cm"/>
    </style:style>
    <style:style style:name="gr2" style:family="graphic" style:parent-style-name="standard">
      <style:graphic-properties draw:textarea-horizontal-align="justify" draw:textarea-vertical-align="middle" draw:auto-grow-height="false" fo:min-height="4.25cm" fo:min-width="4.6cm"/>
    </style:style>
    <style:style style:name="gr3" style:family="graphic" style:parent-style-name="standard">
      <style:graphic-properties draw:textarea-horizontal-align="justify" draw:textarea-vertical-align="middle" draw:auto-grow-height="false" fo:min-height="4.25cm" fo:min-width="4cm"/>
    </style:style>
    <style:style style:name="gr4" style:family="graphic" style:parent-style-name="standard">
      <style:graphic-properties draw:textarea-horizontal-align="justify" draw:textarea-vertical-align="middle" draw:auto-grow-height="false" fo:min-height="5.75cm" fo:min-width="3.5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77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1.52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2.512cm"/>
    </style:style>
    <style:style style:name="gr10" style:family="graphic" style:parent-style-name="standard">
      <style:graphic-properties draw:stroke="none" svg:stroke-color="#000000" draw:fill="none" draw:fill-color="#ffffff" fo:min-height="2.134cm"/>
    </style:style>
    <style:style style:name="gr11" style:family="graphic" style:parent-style-name="standard">
      <style:graphic-properties draw:textarea-horizontal-align="justify" draw:textarea-vertical-align="middle" draw:auto-grow-height="false" fo:min-height="5.75cm" fo:min-width="3.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text-underline-style="solid" style:text-underline-width="auto" style:text-underline-color="font-colo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4pt" style:font-size-asian="14pt" style:font-size-complex="14pt"/>
    </style:style>
    <style:style style:name="P5" style:family="paragraph">
      <loext:graphic-properties draw:fill="none" draw:fill-color="#ffffff"/>
      <style:text-properties fo:color="#800000" style:text-underline-style="solid" style:text-underline-width="auto" style:text-underline-color="font-color" fo:font-weight="bold" style:font-weight-asian="bold" style:font-weight-complex="bold"/>
    </style:style>
    <style:style style:name="P6" style:family="paragraph">
      <loext:graphic-properties draw:fill="none" draw:fill-color="#ffffff"/>
    </style:style>
    <style:style style:name="P7" style:family="paragraph">
      <style:text-properties style:text-underline-style="solid" style:text-underline-width="auto" style:text-underline-color="font-color"/>
    </style:style>
    <style:style style:name="P8" style:family="paragraph">
      <loext:graphic-properties draw:fill="none" draw:fill-color="#ffffff"/>
      <style:text-properties style:text-underline-style="solid" style:text-underline-width="auto" style:text-underline-color="font-color"/>
    </style:style>
    <style:style style:name="P9" style:family="paragraph">
      <style:text-properties fo:font-size="14pt" style:font-size-asian="14pt" style:font-size-complex="14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style:text-underline-style="none"/>
    </style:style>
    <style:style style:name="T4" style:family="text">
      <style:text-properties fo:color="#800000"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fo:color="#800000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4cm" svg:height="8.1cm" svg:x="1.3cm" svg:y="15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1cm" svg:height="4.5cm" svg:x="2cm" svg:y="6.5cm">
          <text:p text:style-name="P1"><text:span text:style-name="T1">Front end</text:span></text:p>
          <text:p text:style-name="P1"/>
          <text:p text:style-name="P1">Web-application</text:p>
          <text:p text:style-name="P1"><text:span text:style-name="T2">- Synthesizer control,</text:span></text:p>
          <text:p text:style-name="P1"><text:span text:style-name="T2">real-time audio</text:span></text:p>
          <text:p text:style-name="P1"><text:span text:style-name="T2">strea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" draw:id="id1" draw:layer="layout" svg:width="4.5cm" svg:height="4.5cm" svg:x="10.1cm" svg:y="6.5cm">
          <text:p text:style-name="P1"><text:span text:style-name="T1">Server</text:span></text:p>
          <text:p text:style-name="P1"><text:span text:style-name="T1"/></text:p>
          <text:p text:style-name="P1"><text:span text:style-name="T3">Raspberry Pi 2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2" draw:id="id2" draw:layer="layout" svg:width="4cm" svg:height="6cm" svg:x="1.7cm" svg:y="16.1cm">
          <text:p text:style-name="P1"><text:span text:style-name="T1">Waveform</text:span></text:p>
          <text:p text:style-name="P1"><text:span text:style-name="T1">Generator</text:span></text:p>
          <text:p text:style-name="P1"><text:span text:style-name="T1">-Module</text:span></text:p>
          <text:p text:style-name="P1"><text:span text:style-name="T1"/></text:p>
          <text:p text:style-name="P1"><text:span text:style-name="T3">AD9833</text:span></text:p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4" draw:text-style-name="P2" xml:id="id3" draw:id="id3" draw:layer="layout" svg:width="4cm" svg:height="6cm" svg:x="6.1cm" svg:y="16.1cm">
          <text:p text:style-name="P1"><text:span text:style-name="T1">Control-</text:span></text:p>
          <text:p text:style-name="P1"><text:span text:style-name="T1">Voltage</text:span></text:p>
          <text:p text:style-name="P1"><text:span text:style-name="T1">-module</text:span></text:p>
          <text:p text:style-name="P1"><text:span text:style-name="T1">(DAC)</text:span></text:p>
          <text:p text:style-name="P1"><text:span text:style-name="T1"/></text:p>
          <text:p text:style-name="P1"><text:span text:style-name="T3">-CV, Gate</text:span></text:p>
          <text:p text:style-name="P1"><text:span text:style-name="T3">(multiple</text:span></text:p>
          <text:p text:style-name="P1"><text:span text:style-name="T3">Outputs)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12.35cm" svg:y1="11cm" svg:x2="3.7cm" svg:y2="16.1cm" draw:start-shape="id1" draw:start-glue-point="2" draw:end-shape="id2" draw:end-glue-point="0" svg:d="M12350 11000v2550h-8650v2550" svg:viewBox="0 0 8651 5101">
          <text:p/>
        </draw:connector>
        <draw:frame draw:style-name="gr6" draw:text-style-name="P4" draw:layer="layout" svg:width="1.4cm" svg:height="1cm" svg:x="11.2cm" svg:y="11.3cm">
          <draw:text-box>
            <text:p><text:span text:style-name="T2">SPI</text:span></text:p>
          </draw:text-box>
        </draw:frame>
        <draw:frame draw:style-name="gr7" draw:text-style-name="P4" draw:layer="layout" svg:width="1.277cm" svg:height="0.806cm" svg:x="15.2cm" svg:y="8.1cm">
          <draw:text-box>
            <text:p><text:span text:style-name="T2">I2C</text:span></text:p>
          </draw:text-box>
        </draw:frame>
        <draw:line draw:style-name="gr5" draw:text-style-name="P3" draw:layer="layout" svg:x1="7.1cm" svg:y1="7.6cm" svg:x2="10.1cm" svg:y2="7.6cm">
          <text:p/>
        </draw:line>
        <draw:line draw:style-name="gr5" draw:text-style-name="P3" draw:layer="layout" svg:x1="10.1cm" svg:y1="9.9cm" svg:x2="7.1cm" svg:y2="9.9cm">
          <text:p/>
        </draw:line>
        <draw:frame draw:style-name="gr8" draw:text-style-name="P4" draw:layer="layout" svg:width="2.022cm" svg:height="1.361cm" svg:x="7.7cm" svg:y="9.239cm">
          <draw:text-box>
            <text:p><text:span text:style-name="T2">Audio-</text:span></text:p>
            <text:p><text:span text:style-name="T2">stream</text:span></text:p>
          </draw:text-box>
        </draw:frame>
        <draw:frame draw:style-name="gr9" draw:text-style-name="P4" draw:layer="layout" svg:width="3.012cm" svg:height="1.361cm" svg:x="7.1cm" svg:y="6.939cm">
          <draw:text-box>
            <text:p><text:span text:style-name="T2">Control-</text:span></text:p>
            <text:p><text:span text:style-name="T2">parameters</text:span></text:p>
          </draw:text-box>
        </draw:frame>
        <draw:frame draw:style-name="gr10" draw:text-style-name="P5" draw:layer="layout" svg:width="14.1cm" svg:height="2.384cm" svg:x="2.7cm" svg:y="2.4cm">
          <draw:text-box>
            <text:p><text:span text:style-name="T4">Web Application -controlled Analog Modular Synthesizer </text:span><text:span text:style-name="T5">(”WAMS”</text:span><text:span text:style-name="T4">)</text:span></text:p>
          </draw:text-box>
        </draw:frame>
        <draw:custom-shape draw:style-name="gr11" draw:text-style-name="P1" draw:layer="layout" svg:width="4cm" svg:height="6cm" svg:x="10.7cm" svg:y="16.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xml:id="id4" draw:id="id4" draw:layer="layout" svg:width="4cm" svg:height="6cm" svg:x="15.3cm" svg:y="16.1cm">
          <text:p text:style-name="P2"><text:span text:style-name="T1">Amplification</text:span></text:p>
          <text:p text:style-name="P2"><text:span text:style-name="T1">&amp;ADC</text:span></text:p>
          <draw:enhanced-geometry svg:viewBox="0 0 21600 21600" draw:type="rectangle" draw:enhanced-path="M 0 0 L 21600 0 21600 21600 0 21600 0 0 Z N"/>
        </draw:custom-shape>
        <draw:frame draw:style-name="gr12" draw:text-style-name="P6" draw:layer="layout" svg:width="11.318cm" svg:height="0.962cm" svg:x="5.1cm" svg:y="22.638cm">
          <draw:text-box>
            <text:p>Modular synthesizer (Eurorack-format)</text:p>
          </draw:text-box>
        </draw:frame>
        <draw:connector draw:style-name="gr5" draw:text-style-name="P3" draw:layer="layout" svg:x1="12.35cm" svg:y1="11cm" svg:x2="8.1cm" svg:y2="16.1cm" draw:start-shape="id1" draw:start-glue-point="2" draw:end-shape="id3" draw:end-glue-point="0" svg:d="M12350 11000v2550h-4250v2550" svg:viewBox="0 0 4251 5101">
          <text:p/>
        </draw:connector>
        <draw:frame draw:style-name="gr12" draw:text-style-name="P8" draw:layer="layout" svg:width="3.245cm" svg:height="4.517cm" svg:x="11.055cm" svg:y="16.683cm">
          <draw:text-box>
            <text:p text:style-name="P7"><text:span text:style-name="T1">Other </text:span></text:p>
            <text:p text:style-name="P7"><text:span text:style-name="T1">Modules</text:span></text:p>
            <text:p text:style-name="P7"><text:span text:style-name="T1"/></text:p>
            <text:p text:style-name="P7"><text:span text:style-name="T3">- Filtering</text:span></text:p>
            <text:p text:style-name="P7"><text:span text:style-name="T3">- Sound</text:span></text:p>
            <text:p text:style-name="P7"><text:span text:style-name="T3">animation</text:span></text:p>
          </draw:text-box>
        </draw:frame>
        <draw:connector draw:style-name="gr5" draw:text-style-name="P3" draw:layer="layout" svg:x1="17.3cm" svg:y1="16.1cm" svg:x2="14.6cm" svg:y2="8.75cm" draw:start-shape="id4" draw:start-glue-point="0" draw:end-shape="id1" draw:end-glue-point="1" svg:d="M17300 16100v-7350h-2700" svg:viewBox="0 0 2701 7351">
          <text:p/>
        </draw:connector>
        <draw:frame draw:style-name="gr12" draw:text-style-name="P4" draw:layer="layout" svg:width="2.898cm" svg:height="0.806cm" svg:x="14.6cm" svg:y="8.8cm">
          <draw:text-box>
            <text:p text:style-name="P9"><text:span text:style-name="T2">Audio-data</text:span></text:p>
          </draw:text-box>
        </draw:frame>
        <draw:frame draw:style-name="gr12" draw:text-style-name="P4" draw:layer="layout" svg:width="3.233cm" svg:height="0.806cm" svg:x="8.967cm" svg:y="12.894cm">
          <draw:text-box>
            <text:p><text:span text:style-name="T2">Control-dat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i" fo:country="FI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111111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28T19:18:01.094000000</meta:creation-date>
    <dc:date>2015-10-29T10:41:34.194000000</dc:date>
    <meta:editing-duration>PT23M34S</meta:editing-duration>
    <meta:editing-cycles>4</meta:editing-cycles>
    <meta:generator>LibreOffice/4.4.5.2$Windows_x86 LibreOffice_project/a22f674fd25a3b6f45bdebf25400ed2adff0ff99</meta:generator>
    <meta:document-statistic meta:object-count="21"/>
  </office:meta>
</office:document-meta>
</file>